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423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47 kWh</text:p>
          </table:table-cell>
          <table:table-cell office:value-type="float" office:value="1592.83" calcext:value-type="float">
            <text:p>1592.83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string" calcext:value-type="string">
            <text:p>T-0</text:p>
          </table:table-cell>
          <table:table-cell office:value-type="float" office:value="1778.06" calcext:value-type="float">
            <text:p>1778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52 kWh</text:p>
          </table:table-cell>
          <table:table-cell office:value-type="float" office:value="1623.34" calcext:value-type="float">
            <text:p>1623.34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string" calcext:value-type="string">
            <text:p>T-0</text:p>
          </table:table-cell>
          <table:table-cell office:value-type="float" office:value="1808.24" calcext:value-type="float">
            <text:p>1808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307 kWh</text:p>
          </table:table-cell>
          <table:table-cell office:value-type="float" office:value="2014.69" calcext:value-type="float">
            <text:p>2014.69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41.03" calcext:value-type="float">
            <text:p>141.03</text:p>
          </table:table-cell>
          <table:table-cell office:value-type="float" office:value="21.81" calcext:value-type="float">
            <text:p>21.81</text:p>
          </table:table-cell>
          <table:table-cell office:value-type="string" calcext:value-type="string">
            <text:p>T-0</text:p>
          </table:table-cell>
          <table:table-cell office:value-type="float" office:value="2343.85" calcext:value-type="float">
            <text:p>2343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330 kWh</text:p>
          </table:table-cell>
          <table:table-cell office:value-type="float" office:value="2171.78" calcext:value-type="float">
            <text:p>2171.78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52.02" calcext:value-type="float">
            <text:p>152.02</text:p>
          </table:table-cell>
          <table:table-cell office:value-type="float" office:value="23.37" calcext:value-type="float">
            <text:p>23.37</text:p>
          </table:table-cell>
          <table:table-cell office:value-type="string" calcext:value-type="string">
            <text:p>T-0</text:p>
          </table:table-cell>
          <table:table-cell office:value-type="float" office:value="2512.8" calcext:value-type="float">
            <text:p>251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347 kWh</text:p>
          </table:table-cell>
          <table:table-cell office:value-type="float" office:value="2285.2" calcext:value-type="float">
            <text:p>2285.2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59.96" calcext:value-type="float">
            <text:p>159.96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T-0</text:p>
          </table:table-cell>
          <table:table-cell office:value-type="float" office:value="2634.62" calcext:value-type="float">
            <text:p>2634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331 kWh</text:p>
          </table:table-cell>
          <table:table-cell office:value-type="float" office:value="2161.29" calcext:value-type="float">
            <text:p>2161.29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51.29" calcext:value-type="float">
            <text:p>151.29</text:p>
          </table:table-cell>
          <table:table-cell office:value-type="float" office:value="23.26" calcext:value-type="float">
            <text:p>23.26</text:p>
          </table:table-cell>
          <table:table-cell office:value-type="string" calcext:value-type="string">
            <text:p>T-0</text:p>
          </table:table-cell>
          <table:table-cell office:value-type="float" office:value="2500.13" calcext:value-type="float">
            <text:p>2500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91 kWh</text:p>
          </table:table-cell>
          <table:table-cell office:value-type="float" office:value="1867.77" calcext:value-type="float">
            <text:p>1867.7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/>
          <table:table-cell office:value-type="float" office:value="20.31" calcext:value-type="float">
            <text:p>20.31</text:p>
          </table:table-cell>
          <table:table-cell office:value-type="string" calcext:value-type="string">
            <text:p>T-0</text:p>
          </table:table-cell>
          <table:table-cell office:value-type="float" office:value="2051.7" calcext:value-type="float">
            <text:p>2051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91 kWh</text:p>
          </table:table-cell>
          <table:table-cell office:value-type="float" office:value="1860.12" calcext:value-type="float">
            <text:p>1860.12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/>
          <table:table-cell office:value-type="float" office:value="20.23" calcext:value-type="float">
            <text:p>20.23</text:p>
          </table:table-cell>
          <table:table-cell office:value-type="string" calcext:value-type="string">
            <text:p>T-0</text:p>
          </table:table-cell>
          <table:table-cell office:value-type="float" office:value="2043.3" calcext:value-type="float">
            <text:p>2043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6.16" calcext:value-type="float">
            <text:p>6.16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22 kWh</text:p>
          </table:table-cell>
          <table:table-cell office:value-type="float" office:value="2044.07" calcext:value-type="float">
            <text:p>2044.07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43.08" calcext:value-type="float">
            <text:p>143.08</text:p>
          </table:table-cell>
          <table:table-cell office:value-type="float" office:value="22.06" calcext:value-type="float">
            <text:p>22.06</text:p>
          </table:table-cell>
          <table:table-cell office:value-type="string" calcext:value-type="string">
            <text:p>T-0</text:p>
          </table:table-cell>
          <table:table-cell office:value-type="float" office:value="2377.64" calcext:value-type="float">
            <text:p>2377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303 kWh</text:p>
          </table:table-cell>
          <table:table-cell office:value-type="float" office:value="1887.54" calcext:value-type="float">
            <text:p>1887.54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32.13" calcext:value-type="float">
            <text:p>132.13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T-0</text:p>
          </table:table-cell>
          <table:table-cell office:value-type="float" office:value="2202.64" calcext:value-type="float">
            <text:p>2202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5.37" calcext:value-type="float">
            <text:p>15.37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02 kWh</text:p>
          </table:table-cell>
          <table:table-cell office:value-type="float" office:value="1872.94" calcext:value-type="float">
            <text:p>1872.94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31.11" calcext:value-type="float">
            <text:p>131.11</text:p>
          </table:table-cell>
          <table:table-cell office:value-type="float" office:value="20.35" calcext:value-type="float">
            <text:p>20.35</text:p>
          </table:table-cell>
          <table:table-cell office:value-type="string" calcext:value-type="string">
            <text:p>T-0</text:p>
          </table:table-cell>
          <table:table-cell office:value-type="float" office:value="2201.56" calcext:value-type="float">
            <text:p>2201.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9.51" calcext:value-type="float">
            <text:p>19.51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83 kWh</text:p>
          </table:table-cell>
          <table:table-cell office:value-type="float" office:value="1735.94" calcext:value-type="float">
            <text:p>1735.94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/>
          <table:table-cell office:value-type="float" office:value="18.97" calcext:value-type="float">
            <text:p>18.97</text:p>
          </table:table-cell>
          <table:table-cell office:value-type="string" calcext:value-type="string">
            <text:p>T-0</text:p>
          </table:table-cell>
          <table:table-cell office:value-type="float" office:value="1935.57" calcext:value-type="float">
            <text:p>1935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2:19:41.720000000</meta:creation-date>
    <dc:date>2018-03-28T08:34:06.723000000</dc:date>
    <meta:editing-duration>PT9M42S</meta:editing-duration>
    <meta:editing-cycles>1</meta:editing-cycles>
    <meta:document-statistic meta:table-count="1" meta:cell-count="141" meta:object-count="0"/>
    <meta:generator>LibreOffice/5.3.4.2$Windows_x86 LibreOffice_project/f82d347ccc0be322489bf7da61d7e4ad13fe2ff3</meta:generator>
  </office:meta>
</office:document-meta>
</file>